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LP036-1" table:style-name="ta1">
        <table:shapes>
          <draw:frame draw:z-index="0" draw:style-name="gr1" draw:text-style-name="P1" svg:width="263.99mm" svg:height="176.91mm" svg:x="168.75mm" svg:y="18.06mm">
            <draw:object draw:notify-on-update-of-ranges="'NLP036-1'.A1:'NLP036-1'.A660 'NLP036-1'.B1:'NLP036-1'.B660 'NLP036-1'.C1:'NLP036-1'.C660 'NLP036-1'.D1:'NLP036-1'.D6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4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4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412" calcext:value-type="float">
            <text:p>412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415" calcext:value-type="float">
            <text:p>415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462" calcext:value-type="float">
            <text:p>46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469" calcext:value-type="float">
            <text:p>469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70" calcext:value-type="float">
            <text:p>47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478" calcext:value-type="float">
            <text:p>478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479" calcext:value-type="float">
            <text:p>479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482" calcext:value-type="float">
            <text:p>482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483" calcext:value-type="float">
            <text:p>483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485" calcext:value-type="float">
            <text:p>485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486" calcext:value-type="float">
            <text:p>486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489" calcext:value-type="float">
            <text:p>489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490" calcext:value-type="float">
            <text:p>49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492" calcext:value-type="float">
            <text:p>492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float" office:value="493" calcext:value-type="float">
            <text:p>493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494" calcext:value-type="float">
            <text:p>494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float" office:value="495" calcext:value-type="float">
            <text:p>495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496" calcext:value-type="float">
            <text:p>496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497" calcext:value-type="float">
            <text:p>497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498" calcext:value-type="float">
            <text:p>498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520" calcext:value-type="float">
            <text:p>52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521" calcext:value-type="float">
            <text:p>521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24" calcext:value-type="float">
            <text:p>524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526" calcext:value-type="float">
            <text:p>526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529" calcext:value-type="float">
            <text:p>52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530" calcext:value-type="float">
            <text:p>53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531" calcext:value-type="float">
            <text:p>531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532" calcext:value-type="float">
            <text:p>53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533" calcext:value-type="float">
            <text:p>533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534" calcext:value-type="float">
            <text:p>53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535" calcext:value-type="float">
            <text:p>53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536" calcext:value-type="float">
            <text:p>536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537" calcext:value-type="float">
            <text:p>537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538" calcext:value-type="float">
            <text:p>538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539" calcext:value-type="float">
            <text:p>539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541" calcext:value-type="float">
            <text:p>541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542" calcext:value-type="float">
            <text:p>542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543" calcext:value-type="float">
            <text:p>54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544" calcext:value-type="float">
            <text:p>544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545" calcext:value-type="float">
            <text:p>54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546" calcext:value-type="float">
            <text:p>546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547" calcext:value-type="float">
            <text:p>54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548" calcext:value-type="float">
            <text:p>548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549" calcext:value-type="float">
            <text:p>549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550" calcext:value-type="float">
            <text:p>55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551" calcext:value-type="float">
            <text:p>55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552" calcext:value-type="float">
            <text:p>552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53" calcext:value-type="float">
            <text:p>553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554" calcext:value-type="float">
            <text:p>55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55" calcext:value-type="float">
            <text:p>55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56" calcext:value-type="float">
            <text:p>556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557" calcext:value-type="float">
            <text:p>55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559" calcext:value-type="float">
            <text:p>55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561" calcext:value-type="float">
            <text:p>56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562" calcext:value-type="float">
            <text:p>562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563" calcext:value-type="float">
            <text:p>56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564" calcext:value-type="float">
            <text:p>56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565" calcext:value-type="float">
            <text:p>56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566" calcext:value-type="float">
            <text:p>566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567" calcext:value-type="float">
            <text:p>56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568" calcext:value-type="float">
            <text:p>568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570" calcext:value-type="float">
            <text:p>570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71" calcext:value-type="float">
            <text:p>571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572" calcext:value-type="float">
            <text:p>57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573" calcext:value-type="float">
            <text:p>573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74" calcext:value-type="float">
            <text:p>57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575" calcext:value-type="float">
            <text:p>575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577" calcext:value-type="float">
            <text:p>57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578" calcext:value-type="float">
            <text:p>57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579" calcext:value-type="float">
            <text:p>579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80" calcext:value-type="float">
            <text:p>58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581" calcext:value-type="float">
            <text:p>58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582" calcext:value-type="float">
            <text:p>58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583" calcext:value-type="float">
            <text:p>583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84" calcext:value-type="float">
            <text:p>584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585" calcext:value-type="float">
            <text:p>585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586" calcext:value-type="float">
            <text:p>58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587" calcext:value-type="float">
            <text:p>58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588" calcext:value-type="float">
            <text:p>58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590" calcext:value-type="float">
            <text:p>59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591" calcext:value-type="float">
            <text:p>59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592" calcext:value-type="float">
            <text:p>59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593" calcext:value-type="float">
            <text:p>593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594" calcext:value-type="float">
            <text:p>59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595" calcext:value-type="float">
            <text:p>595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596" calcext:value-type="float">
            <text:p>596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597" calcext:value-type="float">
            <text:p>597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598" calcext:value-type="float">
            <text:p>59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99" calcext:value-type="float">
            <text:p>59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601" calcext:value-type="float">
            <text:p>60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602" calcext:value-type="float">
            <text:p>60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603" calcext:value-type="float">
            <text:p>60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604" calcext:value-type="float">
            <text:p>60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605" calcext:value-type="float">
            <text:p>60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606" calcext:value-type="float">
            <text:p>60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607" calcext:value-type="float">
            <text:p>60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608" calcext:value-type="float">
            <text:p>608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609" calcext:value-type="float">
            <text:p>609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610" calcext:value-type="float">
            <text:p>61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611" calcext:value-type="float">
            <text:p>611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612" calcext:value-type="float">
            <text:p>612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613" calcext:value-type="float">
            <text:p>613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614" calcext:value-type="float">
            <text:p>614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615" calcext:value-type="float">
            <text:p>615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616" calcext:value-type="float">
            <text:p>616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617" calcext:value-type="float">
            <text:p>617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618" calcext:value-type="float">
            <text:p>618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619" calcext:value-type="float">
            <text:p>619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float" office:value="621" calcext:value-type="float">
            <text:p>621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table:number-columns-repeated="2" office:value-type="float" office:value="622" calcext:value-type="float">
            <text:p>622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table:number-columns-repeated="2" office:value-type="float" office:value="623" calcext:value-type="float">
            <text:p>623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table:number-columns-repeated="2" office:value-type="float" office:value="624" calcext:value-type="float">
            <text:p>624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table:number-columns-repeated="2" office:value-type="float" office:value="625" calcext:value-type="float">
            <text:p>625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table:number-columns-repeated="2" office:value-type="float" office:value="626" calcext:value-type="float">
            <text:p>626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table:number-columns-repeated="2" office:value-type="float" office:value="627" calcext:value-type="float">
            <text:p>627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table:number-columns-repeated="2" office:value-type="float" office:value="628" calcext:value-type="float">
            <text:p>628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table:number-columns-repeated="2" office:value-type="float" office:value="629" calcext:value-type="float">
            <text:p>629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table:number-columns-repeated="2" office:value-type="float" office:value="631" calcext:value-type="float">
            <text:p>631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float" office:value="632" calcext:value-type="float">
            <text:p>632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table:number-columns-repeated="2" office:value-type="float" office:value="633" calcext:value-type="float">
            <text:p>633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table:number-columns-repeated="2" office:value-type="float" office:value="634" calcext:value-type="float">
            <text:p>634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table:number-columns-repeated="2" office:value-type="float" office:value="635" calcext:value-type="float">
            <text:p>635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table:number-columns-repeated="2" office:value-type="float" office:value="636" calcext:value-type="float">
            <text:p>636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table:number-columns-repeated="2" office:value-type="float" office:value="637" calcext:value-type="float">
            <text:p>637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float" office:value="638" calcext:value-type="float">
            <text:p>638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float" office:value="640" calcext:value-type="float">
            <text:p>640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641" calcext:value-type="float">
            <text:p>641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table:number-columns-repeated="2" office:value-type="float" office:value="642" calcext:value-type="float">
            <text:p>642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table:number-columns-repeated="2" office:value-type="float" office:value="643" calcext:value-type="float">
            <text:p>643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table:number-columns-repeated="2" office:value-type="float" office:value="644" calcext:value-type="float">
            <text:p>644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table:number-columns-repeated="2" office:value-type="float" office:value="645" calcext:value-type="float">
            <text:p>645</text:p>
          </table:table-cell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 table:number-columns-repeated="2" office:value-type="float" office:value="646" calcext:value-type="float">
            <text:p>646</text:p>
          </table:table-cell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 table:number-columns-repeated="2" office:value-type="float" office:value="647" calcext:value-type="float">
            <text:p>647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table:number-columns-repeated="2" office:value-type="float" office:value="648" calcext:value-type="float">
            <text:p>648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table:number-columns-repeated="2" office:value-type="float" office:value="649" calcext:value-type="float">
            <text:p>649</text:p>
          </table:table-cell>
          <table:table-cell table:number-columns-repeated="2" office:value-type="float" office:value="475" calcext:value-type="float">
            <text:p>475</text:p>
          </table:table-cell>
        </table:table-row>
        <table:table-row table:style-name="ro1">
          <table:table-cell table:number-columns-repeated="2" office:value-type="float" office:value="650" calcext:value-type="float">
            <text:p>650</text:p>
          </table:table-cell>
          <table:table-cell table:number-columns-repeated="2"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51" calcext:value-type="float">
            <text:p>651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table:number-columns-repeated="2" office:value-type="float" office:value="652" calcext:value-type="float">
            <text:p>652</text:p>
          </table:table-cell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 table:number-columns-repeated="2" office:value-type="float" office:value="653" calcext:value-type="float">
            <text:p>653</text:p>
          </table:table-cell>
          <table:table-cell table:number-columns-repeated="2" office:value-type="float" office:value="525" calcext:value-type="float">
            <text:p>525</text:p>
          </table:table-cell>
        </table:table-row>
        <table:table-row table:style-name="ro1">
          <table:table-cell table:number-columns-repeated="2" office:value-type="float" office:value="654" calcext:value-type="float">
            <text:p>654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table:number-columns-repeated="2" office:value-type="float" office:value="655" calcext:value-type="float">
            <text:p>655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table:number-columns-repeated="2" office:value-type="float" office:value="656" calcext:value-type="float">
            <text:p>656</text:p>
          </table:table-cell>
          <table:table-cell table:number-columns-repeated="2" office:value-type="float" office:value="539" calcext:value-type="float">
            <text:p>539</text:p>
          </table:table-cell>
        </table:table-row>
        <table:table-row table:style-name="ro1">
          <table:table-cell table:number-columns-repeated="2" office:value-type="float" office:value="657" calcext:value-type="float">
            <text:p>657</text:p>
          </table:table-cell>
          <table:table-cell table:number-columns-repeated="2" office:value-type="float" office:value="546" calcext:value-type="float">
            <text:p>546</text:p>
          </table:table-cell>
        </table:table-row>
        <table:table-row table:style-name="ro1">
          <table:table-cell table:number-columns-repeated="2" office:value-type="float" office:value="658" calcext:value-type="float">
            <text:p>658</text:p>
          </table:table-cell>
          <table:table-cell table:number-columns-repeated="2" office:value-type="float" office:value="543" calcext:value-type="float">
            <text:p>543</text:p>
          </table:table-cell>
        </table:table-row>
        <table:table-row table:style-name="ro1">
          <table:table-cell table:number-columns-repeated="2" office:value-type="float" office:value="659" calcext:value-type="float">
            <text:p>659</text:p>
          </table:table-cell>
          <table:table-cell table:number-columns-repeated="2" office:value-type="float" office:value="521" calcext:value-type="float">
            <text:p>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16T07:51:57.181000000</dc:date>
    <meta:editing-duration>PT2M53S</meta:editing-duration>
    <meta:editing-cycles>1</meta:editing-cycles>
    <meta:document-statistic meta:table-count="1" meta:cell-count="2640" meta:object-count="1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cm" svg:height="17.692cm" xlink:href=".." xlink:type="simple" chart:class="chart:line" chart:style-name="ch1">
        <chart:legend chart:legend-position="end" svg:x="24.137cm" svg:y="7.8cm" style:legend-expansion="high" chart:style-name="ch2"/>
        <chart:plot-area chart:style-name="ch3" table:cell-range-address="'NLP036-1'.A1:'NLP036-1'.D660" svg:x="5.312cm" svg:y="-0.025cm" svg:width="21.085cm" svg:height="15.9cm">
          <chartooo:coordinate-region svg:x="6.119cm" svg:y="0.175cm" svg:width="20.278cm" svg:height="14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LP036-1'.A1:'NLP036-1'.A660" chart:class="chart:line">
            <chart:data-point chart:repeated="660"/>
          </chart:series>
          <chart:series chart:style-name="ch7" chart:values-cell-range-address="'NLP036-1'.B1:'NLP036-1'.B660" chart:class="chart:line">
            <chart:data-point chart:repeated="660"/>
          </chart:series>
          <chart:series chart:style-name="ch8" chart:values-cell-range-address="'NLP036-1'.C1:'NLP036-1'.C660" chart:class="chart:line">
            <chart:data-point chart:repeated="660"/>
          </chart:series>
          <chart:series chart:style-name="ch9" chart:values-cell-range-address="'NLP036-1'.D1:'NLP036-1'.D660" chart:class="chart:line">
            <chart:data-point chart:repeated="6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LP036-1'.A1:'NLP036-1'.A660</svg:desc>
                </draw:g>
              </table:table-cell>
              <table:table-cell office:value-type="float" office:value="0">
                <text:p>0</text:p>
                <draw:g>
                  <svg:desc>'NLP036-1'.B1:'NLP036-1'.B660</svg:desc>
                </draw:g>
              </table:table-cell>
              <table:table-cell office:value-type="float" office:value="66">
                <text:p>66</text:p>
                <draw:g>
                  <svg:desc>'NLP036-1'.C1:'NLP036-1'.C660</svg:desc>
                </draw:g>
              </table:table-cell>
              <table:table-cell office:value-type="float" office:value="66">
                <text:p>66</text:p>
                <draw:g>
                  <svg:desc>'NLP036-1'.D1:'NLP036-1'.D6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23">
                <text:p>42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82">
                <text:p>48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539">
                <text:p>53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546">
                <text:p>5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543">
                <text:p>54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